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0.978cm" svg:y="10.353cm">
            <draw:object draw:notify-on-update-of-ranges="Hoja1.C1:Hoja1.C1 Hoja1.C2:Hoja1.C21 Hoja1.F1:Hoja1.F1 Hoja1.F2:Hoja1.F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.935cm" svg:y="19.199cm">
            <draw:object draw:notify-on-update-of-ranges="Hoja1.C1:Hoja1.C1 Hoja1.C2:Hoja1.C21 Hoja1.H1:Hoja1.H1 Hoja1.H2:Hoja1.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ProcessId</text:p>
          </table:table-cell>
          <table:table-cell office:value-type="string">
            <text:p><text:s/>bytesize</text:p>
          </table:table-cell>
          <table:table-cell office:value-type="string">
            <text:p>logarithmic byte size</text:p>
          </table:table-cell>
          <table:table-cell office:value-type="string">
            <text:p><text:s/>repetitions</text:p>
          </table:table-cell>
          <table:table-cell office:value-type="string">
            <text:p><text:s/>elapsed</text:p>
          </table:table-cell>
          <table:table-cell office:value-type="string">
            <text:p>Ping latency (microseconds)</text:p>
          </table:table-cell>
          <table:table-cell office:value-type="string">
            <text:p>total Kbs</text:p>
          </table:table-cell>
          <table:table-cell office:value-type="string">
            <text:p>bandwidt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LOG([.B2];2)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806">
            <text:p>2806</text:p>
          </table:table-cell>
          <table:table-cell table:formula="of:=[.E2]/[.D2]" office:value-type="float" office:value="2.806">
            <text:p>2,806</text:p>
          </table:table-cell>
          <table:table-cell table:formula="of:=[.B2]*[.D2]*2/1024" office:value-type="float" office:value="3.90625">
            <text:p>3,90625</text:p>
          </table:table-cell>
          <table:table-cell table:formula="of:=[.G2]/(([.E2]/1000000)*1024)" office:value-type="float" office:value="1.35947871191197">
            <text:p>1,359478711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LOG([.B3];2)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627">
            <text:p>2627</text:p>
          </table:table-cell>
          <table:table-cell table:formula="of:=[.E3]/[.D3]" office:value-type="float" office:value="2.627">
            <text:p>2,627</text:p>
          </table:table-cell>
          <table:table-cell table:formula="of:=[.B3]*[.D3]*2/1024" office:value-type="float" office:value="7.8125">
            <text:p>7,8125</text:p>
          </table:table-cell>
          <table:table-cell table:formula="of:=[.G3]/(([.E3]/1000000)*1024)" office:value-type="float" office:value="2.90422327036544">
            <text:p>2,904223270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LOG([.B4];2)"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185">
            <text:p>1185</text:p>
          </table:table-cell>
          <table:table-cell table:formula="of:=[.E4]/[.D4]" office:value-type="float" office:value="1.185">
            <text:p>1,185</text:p>
          </table:table-cell>
          <table:table-cell table:formula="of:=[.B4]*[.D4]*2/1024" office:value-type="float" office:value="15.625">
            <text:p>15,625</text:p>
          </table:table-cell>
          <table:table-cell table:formula="of:=[.G4]/(([.E4]/1000000)*1024)" office:value-type="float" office:value="12.876615242616">
            <text:p>12,876615242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LOG([.B5];2)"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2469">
            <text:p>2469</text:p>
          </table:table-cell>
          <table:table-cell table:formula="of:=[.E5]/[.D5]" office:value-type="float" office:value="2.469">
            <text:p>2,469</text:p>
          </table:table-cell>
          <table:table-cell table:formula="of:=[.B5]*[.D5]*2/1024" office:value-type="float" office:value="31.25">
            <text:p>31,25</text:p>
          </table:table-cell>
          <table:table-cell table:formula="of:=[.G5]/(([.E5]/1000000)*1024)" office:value-type="float" office:value="12.3602989570676">
            <text:p>12,360298957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LOG([.B6];2)"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3639">
            <text:p>3639</text:p>
          </table:table-cell>
          <table:table-cell table:formula="of:=[.E6]/[.D6]" office:value-type="float" office:value="3.639">
            <text:p>3,639</text:p>
          </table:table-cell>
          <table:table-cell table:formula="of:=[.B6]*[.D6]*2/1024" office:value-type="float" office:value="62.5">
            <text:p>62,5</text:p>
          </table:table-cell>
          <table:table-cell table:formula="of:=[.G6]/(([.E6]/1000000)*1024)" office:value-type="float" office:value="16.7725079005221">
            <text:p>16,772507900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LOG([.B7];2)"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2519">
            <text:p>2519</text:p>
          </table:table-cell>
          <table:table-cell table:formula="of:=[.E7]/[.D7]" office:value-type="float" office:value="2.519">
            <text:p>2,519</text:p>
          </table:table-cell>
          <table:table-cell table:formula="of:=[.B7]*[.D7]*2/1024" office:value-type="float" office:value="125">
            <text:p>125</text:p>
          </table:table-cell>
          <table:table-cell table:formula="of:=[.G7]/(([.E7]/1000000)*1024)" office:value-type="float" office:value="48.4598302897975">
            <text:p>48,4598302898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LOG([.B8];2)"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2328">
            <text:p>2328</text:p>
          </table:table-cell>
          <table:table-cell table:style-name="ce1" table:formula="of:=[.E8]/[.D8]" office:value-type="float" office:value="2.328">
            <text:p>2,328</text:p>
          </table:table-cell>
          <table:table-cell table:formula="of:=[.B8]*[.D8]*2/1024" office:value-type="float" office:value="250">
            <text:p>250</text:p>
          </table:table-cell>
          <table:table-cell table:formula="of:=[.G8]/(([.E8]/1000000)*1024)" office:value-type="float" office:value="104.871402491409">
            <text:p>104,871402491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LOG([.B9];2)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66">
            <text:p>3866</text:p>
          </table:table-cell>
          <table:table-cell table:formula="of:=[.E9]/[.D9]" office:value-type="float" office:value="3.866">
            <text:p>3,866</text:p>
          </table:table-cell>
          <table:table-cell table:formula="of:=[.B9]*[.D9]*2/1024" office:value-type="float" office:value="500">
            <text:p>500</text:p>
          </table:table-cell>
          <table:table-cell table:formula="of:=[.G9]/(([.E9]/1000000)*1024)" office:value-type="float" office:value="126.301409725815">
            <text:p>126,3014097258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LOG([.B10];2)"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702">
            <text:p>3702</text:p>
          </table:table-cell>
          <table:table-cell table:formula="of:=[.E10]/[.D10]" office:value-type="float" office:value="3.702">
            <text:p>3,702</text:p>
          </table:table-cell>
          <table:table-cell table:formula="of:=[.B10]*[.D10]*2/1024" office:value-type="float" office:value="1000">
            <text:p>1000</text:p>
          </table:table-cell>
          <table:table-cell table:formula="of:=[.G10]/(([.E10]/1000000)*1024)" office:value-type="float" office:value="263.793219881145">
            <text:p>263,7932198811</text:p>
          </table:table-cell>
          <table:table-cell table:style-name="ce1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table:formula="of:=LOG([.B11];2)"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829">
            <text:p>2829</text:p>
          </table:table-cell>
          <table:table-cell table:formula="of:=[.E11]/[.D11]" office:value-type="float" office:value="2.829">
            <text:p>2,829</text:p>
          </table:table-cell>
          <table:table-cell table:formula="of:=[.B11]*[.D11]*2/1024" office:value-type="float" office:value="2000">
            <text:p>2000</text:p>
          </table:table-cell>
          <table:table-cell table:formula="of:=[.G11]/(([.E11]/1000000)*1024)" office:value-type="float" office:value="690.394132202192">
            <text:p>690,394132202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formula="of:=LOG([.B12];2)"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4093">
            <text:p>4093</text:p>
          </table:table-cell>
          <table:table-cell table:formula="of:=[.E12]/[.D12]" office:value-type="float" office:value="4.093">
            <text:p>4,093</text:p>
          </table:table-cell>
          <table:table-cell table:formula="of:=[.B12]*[.D12]*2/1024" office:value-type="float" office:value="4000">
            <text:p>4000</text:p>
          </table:table-cell>
          <table:table-cell table:formula="of:=[.G12]/(([.E12]/1000000)*1024)" office:value-type="float" office:value="954.373320302956">
            <text:p>954,37332030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table:formula="of:=LOG([.B13];2)"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4370">
            <text:p>4370</text:p>
          </table:table-cell>
          <table:table-cell table:formula="of:=[.E13]/[.D13]" office:value-type="float" office:value="4.37">
            <text:p>4,37</text:p>
          </table:table-cell>
          <table:table-cell table:formula="of:=[.B13]*[.D13]*2/1024" office:value-type="float" office:value="8000">
            <text:p>8000</text:p>
          </table:table-cell>
          <table:table-cell table:formula="of:=[.G13]/(([.E13]/1000000)*1024)" office:value-type="float" office:value="1787.75743707094">
            <text:p>1787,757437070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92">
            <text:p>8192</text:p>
          </table:table-cell>
          <table:table-cell table:formula="of:=LOG([.B14];2)"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float" office:value="11419">
            <text:p>11419</text:p>
          </table:table-cell>
          <table:table-cell table:formula="of:=[.E14]/[.D14]" office:value-type="float" office:value="11.419">
            <text:p>11,419</text:p>
          </table:table-cell>
          <table:table-cell table:formula="of:=[.B14]*[.D14]*2/1024" office:value-type="float" office:value="16000">
            <text:p>16000</text:p>
          </table:table-cell>
          <table:table-cell table:formula="of:=[.G14]/(([.E14]/1000000)*1024)" office:value-type="float" office:value="1368.3334792889">
            <text:p>1368,333479288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formula="of:=LOG([.B15];2)"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1575">
            <text:p>11575</text:p>
          </table:table-cell>
          <table:table-cell table:formula="of:=[.E15]/[.D15]" office:value-type="float" office:value="11.575">
            <text:p>11,575</text:p>
          </table:table-cell>
          <table:table-cell table:formula="of:=[.B15]*[.D15]*2/1024" office:value-type="float" office:value="32000">
            <text:p>32000</text:p>
          </table:table-cell>
          <table:table-cell table:formula="of:=[.G15]/(([.E15]/1000000)*1024)" office:value-type="float" office:value="2699.78401727862">
            <text:p>2699,784017278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formula="of:=LOG([.B16];2)"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float" office:value="15556">
            <text:p>15556</text:p>
          </table:table-cell>
          <table:table-cell table:formula="of:=[.E16]/[.D16]" office:value-type="float" office:value="15.556">
            <text:p>15,556</text:p>
          </table:table-cell>
          <table:table-cell table:formula="of:=[.B16]*[.D16]*2/1024" office:value-type="float" office:value="64000">
            <text:p>64000</text:p>
          </table:table-cell>
          <table:table-cell table:formula="of:=[.G16]/(([.E16]/1000000)*1024)" office:value-type="float" office:value="4017.74235021857">
            <text:p>4017,742350218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formula="of:=LOG([.B17];2)"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25292">
            <text:p>25292</text:p>
          </table:table-cell>
          <table:table-cell table:formula="of:=[.E17]/[.D17]" office:value-type="float" office:value="25.292">
            <text:p>25,292</text:p>
          </table:table-cell>
          <table:table-cell table:formula="of:=[.B17]*[.D17]*2/1024" office:value-type="float" office:value="128000">
            <text:p>128000</text:p>
          </table:table-cell>
          <table:table-cell table:formula="of:=[.G17]/(([.E17]/1000000)*1024)" office:value-type="float" office:value="4942.27423691286">
            <text:p>4942,274236912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formula="of:=LOG([.B18];2)" office:value-type="float" office:value="17">
            <text:p>17</text:p>
          </table:table-cell>
          <table:table-cell office:value-type="float" office:value="1000">
            <text:p>1000</text:p>
          </table:table-cell>
          <table:table-cell office:value-type="float" office:value="49558">
            <text:p>49558</text:p>
          </table:table-cell>
          <table:table-cell table:formula="of:=[.E18]/[.D18]" office:value-type="float" office:value="49.558">
            <text:p>49,558</text:p>
          </table:table-cell>
          <table:table-cell table:formula="of:=[.B18]*[.D18]*2/1024" office:value-type="float" office:value="256000">
            <text:p>256000</text:p>
          </table:table-cell>
          <table:table-cell table:formula="of:=[.G18]/(([.E18]/1000000)*1024)" office:value-type="float" office:value="5044.59421284152">
            <text:p>5044,594212841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formula="of:=LOG([.B19];2)" office:value-type="float" office:value="18">
            <text:p>18</text:p>
          </table:table-cell>
          <table:table-cell office:value-type="float" office:value="1000">
            <text:p>1000</text:p>
          </table:table-cell>
          <table:table-cell office:value-type="float" office:value="80370">
            <text:p>80370</text:p>
          </table:table-cell>
          <table:table-cell table:formula="of:=[.E19]/[.D19]" office:value-type="float" office:value="80.37">
            <text:p>80,37</text:p>
          </table:table-cell>
          <table:table-cell table:formula="of:=[.B19]*[.D19]*2/1024" office:value-type="float" office:value="512000">
            <text:p>512000</text:p>
          </table:table-cell>
          <table:table-cell table:formula="of:=[.G19]/(([.E19]/1000000)*1024)" office:value-type="float" office:value="6221.22682593007">
            <text:p>6221,226825930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formula="of:=LOG([.B20];2)"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73976">
            <text:p>173976</text:p>
          </table:table-cell>
          <table:table-cell table:formula="of:=[.E20]/[.D20]" office:value-type="float" office:value="173.976">
            <text:p>173,976</text:p>
          </table:table-cell>
          <table:table-cell table:formula="of:=[.B20]*[.D20]*2/1024" office:value-type="float" office:value="1024000">
            <text:p>1024000</text:p>
          </table:table-cell>
          <table:table-cell table:formula="of:=[.G20]/(([.E20]/1000000)*1024)" office:value-type="float" office:value="5747.91925323033">
            <text:p>5747,919253230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table:formula="of:=LOG([.B21];2)"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359574">
            <text:p>359574</text:p>
          </table:table-cell>
          <table:table-cell table:formula="of:=[.E21]/[.D21]" office:value-type="float" office:value="359.574">
            <text:p>359,574</text:p>
          </table:table-cell>
          <table:table-cell table:formula="of:=[.B21]*[.D21]*2/1024" office:value-type="float" office:value="2048000">
            <text:p>2048000</text:p>
          </table:table-cell>
          <table:table-cell table:formula="of:=[.G21]/(([.E21]/1000000)*1024)" office:value-type="float" office:value="5562.13741816705">
            <text:p>5562,137418167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1"/>
        </table:table-row>
      </table:table>
      <table:named-expressions/>
      <table:database-ranges>
        <table:database-range table:name="__Anonymous_Sheet_DB__0" table:target-range-address="Hoja1.A2:Hoja1.G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1T19:50:55</dc:date>
    <dc:creator>Josep López</dc:creator>
    <meta:generator>LibreOffice/3.5$Linux_X86_64 LibreOffice_project/350m1$Build-13</meta:generator>
    <meta:editing-duration>PT6M18S</meta:editing-duration>
    <meta:editing-cycles>6</meta:editing-cycles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Ping latency</text:p>
        </chart:title>
        <chart:subtitle svg:x="3.683cm" svg:y="1.275cm" chart:style-name="ch3">
          <text:p>depending on base two logarithm of the byte size.</text:p>
        </chart:subtitle>
        <chart:plot-area chart:style-name="ch4" table:cell-range-address="Hoja1.C1:Hoja1.C21 Hoja1.F1:Hoja1.F21" chart:data-source-has-labels="row" svg:x="1.331cm" svg:y="2.318cm" svg:width="14.029cm" svg:height="5.521cm">
          <chartooo:coordinate-region svg:x="2.138cm" svg:y="2.517cm" svg:width="13.035cm" svg:height="4.675cm"/>
          <chart:axis chart:dimension="x" chart:name="primary-x" chart:style-name="ch5">
            <chart:title svg:x="7.097cm" svg:y="8.019cm" chart:style-name="ch6">
              <text:p>Log2( byte size )</text:p>
            </chart:title>
          </chart:axis>
          <chart:axis chart:dimension="y" chart:name="primary-y" chart:style-name="ch5">
            <chart:title svg:x="0.451cm" svg:y="6.696cm" chart:style-name="ch7">
              <text:p>microseconds latency</text:p>
            </chart:title>
            <chart:grid chart:style-name="ch8" chart:class="major"/>
          </chart:axis>
          <chart:series chart:style-name="ch9" chart:values-cell-range-address="Hoja1.F2:Hoja1.F21" chart:label-cell-address="Hoja1.F1:Hoja1.F1" chart:class="chart:scatter">
            <chart:domain table:cell-range-address="Hoja1.C2:Hoja1.C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Ping latency (microseconds)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2:Hoja1.C21</svg:desc>
                </draw:g>
              </table:table-cell>
              <table:table-cell office:value-type="float" office:value="2.806">
                <text:p>2.806</text:p>
                <draw:g>
                  <svg:desc>Hoja1.F2:Hoja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639">
                <text:p>3.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328">
                <text:p>2.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866">
                <text:p>3.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829">
                <text:p>2.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419">
                <text:p>11.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556">
                <text:p>15.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.292">
                <text:p>25.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9.558">
                <text:p>49.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3.976">
                <text:p>173.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9.574">
                <text:p>359.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Bandwidth</text:p>
        </chart:title>
        <chart:subtitle svg:x="3.683cm" svg:y="1.275cm" chart:style-name="ch3">
          <text:p>depending on base two logarithm of the byte size.</text:p>
        </chart:subtitle>
        <chart:plot-area chart:style-name="ch4" table:cell-range-address="Hoja1.C1:Hoja1.C21 Hoja1.H1:Hoja1.H21" chart:data-source-has-labels="row" svg:x="1.331cm" svg:y="2.318cm" svg:width="14.029cm" svg:height="5.521cm">
          <chartooo:coordinate-region svg:x="2.323cm" svg:y="2.518cm" svg:width="12.85cm" svg:height="4.674cm"/>
          <chart:axis chart:dimension="x" chart:name="primary-x" chart:style-name="ch5">
            <chart:title svg:x="7.6cm" svg:y="8.019cm" chart:style-name="ch6">
              <text:p>Log2 (kb)</text:p>
            </chart:title>
          </chart:axis>
          <chart:axis chart:dimension="y" chart:name="primary-y" chart:style-name="ch5">
            <chart:title svg:x="0.451cm" svg:y="5.625cm" chart:style-name="ch7">
              <text:p>Kb/sec</text:p>
            </chart:title>
            <chart:grid chart:style-name="ch8" chart:class="major"/>
          </chart:axis>
          <chart:series chart:style-name="ch9" chart:values-cell-range-address="Hoja1.H2:Hoja1.H21" chart:label-cell-address="Hoja1.H1:Hoja1.H1" chart:class="chart:scatter">
            <chart:domain table:cell-range-address="Hoja1.C2:Hoja1.C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bandwidth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2:Hoja1.C21</svg:desc>
                </draw:g>
              </table:table-cell>
              <table:table-cell office:value-type="float" office:value="1.35947871191197">
                <text:p>1.35947871191197</text:p>
                <draw:g>
                  <svg:desc>Hoja1.H2:Hoja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0422327036544">
                <text:p>2.90422327036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876615242616">
                <text:p>12.876615242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3602989570676">
                <text:p>12.3602989570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7725079005221">
                <text:p>16.7725079005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.4598302897975">
                <text:p>48.4598302897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4.871402491409">
                <text:p>104.871402491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6.301409725815">
                <text:p>126.301409725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3.793219881145">
                <text:p>263.793219881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0.394132202192">
                <text:p>690.394132202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4.373320302956">
                <text:p>954.37332030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87.75743707094">
                <text:p>1787.75743707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68.3334792889">
                <text:p>1368.3334792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99.78401727862">
                <text:p>2699.7840172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17.74235021857">
                <text:p>4017.74235021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942.27423691286">
                <text:p>4942.27423691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44.59421284152">
                <text:p>5044.59421284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221.22682593007">
                <text:p>6221.22682593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47.91925323033">
                <text:p>5747.91925323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562.13741816705">
                <text:p>5562.13741816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